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4pt"/>
    </style:style>
    <style:style style:name="co2" style:family="table-column">
      <style:table-column-properties fo:break-before="auto" style:column-width="32.91pt"/>
    </style:style>
    <style:style style:name="co3" style:family="table-column">
      <style:table-column-properties fo:break-before="auto" style:column-width="39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am_gmapping.rst" table:style-name="ta1">
        <table:shapes>
          <draw:frame draw:z-index="0" draw:style-name="gr1" draw:text-style-name="P1" svg:width="453.51pt" svg:height="255.09pt" svg:x="185.92pt" svg:y="0pt">
            <loext:p draw:notify-on-update-of-ranges="'slam_gmapping.rst'.A1:'slam_gmapping.rst'.A1 'slam_gmapping.rst'.A2:'slam_gmapping.rst'.A282 'slam_gmapping.rst'.B1:'slam_gmapping.rst'.B1 'slam_gmapping.rst'.B2:'slam_gmapping.rst'.B282 'slam_gmapping.rst'.A1:'slam_gmapping.rst'.A1 'slam_gmapping.rst'.A2:'slam_gmapping.rst'.A282 'slam_gmapping.rst'.C1:'slam_gmapping.rst'.C1 'slam_gmapping.rst'.C2:'slam_gmapping.rst'.C2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6" calcext:value-type="float">
            <text:p>19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8" calcext:value-type="float">
            <text:p>21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7" calcext:value-type="float">
            <text:p>2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1" calcext:value-type="float">
            <text:p>23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6" calcext:value-type="float">
            <text:p>23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" calcext:value-type="float">
            <text:p>2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8" calcext:value-type="float">
            <text:p>2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2" calcext:value-type="float">
            <text:p>2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2" calcext:value-type="float">
            <text:p>25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4" calcext:value-type="float">
            <text:p>2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3" calcext:value-type="float">
            <text:p>2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2" calcext:value-type="float">
            <text:p>2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2" calcext:value-type="float">
            <text:p>2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7" calcext:value-type="float">
            <text:p>2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6" calcext:value-type="float">
            <text:p>25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8" calcext:value-type="float">
            <text:p>25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7" calcext:value-type="float">
            <text:p>2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" calcext:value-type="float">
            <text:p>25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8" calcext:value-type="float">
            <text:p>25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9" calcext:value-type="float">
            <text:p>25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5" calcext:value-type="float">
            <text:p>26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.4" calcext:value-type="float">
            <text:p>26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6" calcext:value-type="float">
            <text:p>26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4" calcext:value-type="float">
            <text:p>2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.1" calcext:value-type="float">
            <text:p>2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2" calcext:value-type="float">
            <text:p>2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2" calcext:value-type="float">
            <text:p>2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4" calcext:value-type="float">
            <text:p>2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9" calcext:value-type="float">
            <text:p>2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.9" calcext:value-type="float">
            <text:p>2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.1" calcext:value-type="float">
            <text:p>27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.2" calcext:value-type="float">
            <text:p>2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.2" calcext:value-type="float">
            <text:p>2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.4" calcext:value-type="float">
            <text:p>27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9" calcext:value-type="float">
            <text:p>2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.1" calcext:value-type="float">
            <text:p>2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.4" calcext:value-type="float">
            <text:p>2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.4" calcext:value-type="float">
            <text:p>2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.5" calcext:value-type="float">
            <text:p>2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.6" calcext:value-type="float">
            <text:p>2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.1" calcext:value-type="float">
            <text:p>29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.4" calcext:value-type="float">
            <text:p>2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.6" calcext:value-type="float">
            <text:p>2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.7" calcext:value-type="float">
            <text:p>29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.1" calcext:value-type="float">
            <text:p>30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.5" calcext:value-type="float">
            <text:p>3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.5" calcext:value-type="float">
            <text:p>3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.8" calcext:value-type="float">
            <text:p>3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.9" calcext:value-type="float">
            <text:p>3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4" calcext:value-type="float">
            <text:p>31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.5" calcext:value-type="float">
            <text:p>31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7" calcext:value-type="float">
            <text:p>31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2.1" calcext:value-type="float">
            <text:p>32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.3" calcext:value-type="float">
            <text:p>3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.4" calcext:value-type="float">
            <text:p>32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.4" calcext:value-type="float">
            <text:p>32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.8" calcext:value-type="float">
            <text:p>32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.1" calcext:value-type="float">
            <text:p>33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3.6" calcext:value-type="float">
            <text:p>33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6" calcext:value-type="float">
            <text:p>34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.6" calcext:value-type="float">
            <text:p>34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.7" calcext:value-type="float">
            <text:p>34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.9" calcext:value-type="float">
            <text:p>34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.9" calcext:value-type="float">
            <text:p>34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5.2" calcext:value-type="float">
            <text:p>35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.3" calcext:value-type="float">
            <text:p>35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5.3" calcext:value-type="float">
            <text:p>35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.6" calcext:value-type="float">
            <text:p>3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.6" calcext:value-type="float">
            <text:p>3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.7" calcext:value-type="float">
            <text:p>35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.7" calcext:value-type="float">
            <text:p>35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5.8" calcext:value-type="float">
            <text:p>35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.9" calcext:value-type="float">
            <text:p>35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.9" calcext:value-type="float">
            <text:p>35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.1" calcext:value-type="float">
            <text:p>3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.2" calcext:value-type="float">
            <text:p>36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6.4" calcext:value-type="float">
            <text:p>36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.5" calcext:value-type="float">
            <text:p>36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6.6" calcext:value-type="float">
            <text:p>36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6.9" calcext:value-type="float">
            <text:p>3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.9" calcext:value-type="float">
            <text:p>3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7.6" calcext:value-type="float">
            <text:p>37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7.7" calcext:value-type="float">
            <text:p>37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.7" calcext:value-type="float">
            <text:p>37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.8" calcext:value-type="float">
            <text:p>37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.9" calcext:value-type="float">
            <text:p>37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8.1" calcext:value-type="float">
            <text:p>3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.1" calcext:value-type="float">
            <text:p>3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.2" calcext:value-type="float">
            <text:p>38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.2" calcext:value-type="float">
            <text:p>38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.4" calcext:value-type="float">
            <text:p>38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.6" calcext:value-type="float">
            <text:p>38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.6" calcext:value-type="float">
            <text:p>38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.8" calcext:value-type="float">
            <text:p>38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.9" calcext:value-type="float">
            <text:p>38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.1" calcext:value-type="float">
            <text:p>39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9.2" calcext:value-type="float">
            <text:p>3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.9" calcext:value-type="float">
            <text:p>39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.1" calcext:value-type="float">
            <text:p>40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.2" calcext:value-type="float">
            <text:p>4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0.5" calcext:value-type="float">
            <text:p>4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.7" calcext:value-type="float">
            <text:p>4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.8" calcext:value-type="float">
            <text:p>4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.9" calcext:value-type="float">
            <text:p>4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.9" calcext:value-type="float">
            <text:p>4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1.1" calcext:value-type="float">
            <text:p>4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1.1" calcext:value-type="float">
            <text:p>4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.3" calcext:value-type="float">
            <text:p>41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.6" calcext:value-type="float">
            <text:p>41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.1" calcext:value-type="float">
            <text:p>42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.2" calcext:value-type="float">
            <text:p>42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.3" calcext:value-type="float">
            <text:p>42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.4" calcext:value-type="float">
            <text:p>42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.5" calcext:value-type="float">
            <text:p>42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.7" calcext:value-type="float">
            <text:p>4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.8" calcext:value-type="float">
            <text:p>42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.9" calcext:value-type="float">
            <text:p>42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3.1" calcext:value-type="float">
            <text:p>43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3.2" calcext:value-type="float">
            <text:p>43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3.3" calcext:value-type="float">
            <text:p>43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3.3" calcext:value-type="float">
            <text:p>43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3.4" calcext:value-type="float">
            <text:p>43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3.6" calcext:value-type="float">
            <text:p>43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3.7" calcext:value-type="float">
            <text:p>43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3.9" calcext:value-type="float">
            <text:p>43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4.5" calcext:value-type="float">
            <text:p>4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4.9" calcext:value-type="float">
            <text:p>4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5.9" calcext:value-type="float">
            <text:p>4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6.2" calcext:value-type="float">
            <text:p>46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.6" calcext:value-type="float">
            <text:p>4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6.8" calcext:value-type="float">
            <text:p>4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7.1" calcext:value-type="float">
            <text:p>47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7.3" calcext:value-type="float">
            <text:p>47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.4" calcext:value-type="float">
            <text:p>47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7.6" calcext:value-type="float">
            <text:p>4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.7" calcext:value-type="float">
            <text:p>4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8.3" calcext:value-type="float">
            <text:p>4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8.4" calcext:value-type="float">
            <text:p>48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.6" calcext:value-type="float">
            <text:p>48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8.9" calcext:value-type="float">
            <text:p>4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9.2" calcext:value-type="float">
            <text:p>49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9.2" calcext:value-type="float">
            <text:p>49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9.4" calcext:value-type="float">
            <text:p>4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9.4" calcext:value-type="float">
            <text:p>49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9.6" calcext:value-type="float">
            <text:p>49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.8" calcext:value-type="float">
            <text:p>49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9.9" calcext:value-type="float">
            <text:p>49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.9" calcext:value-type="float">
            <text:p>49.9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2:22:25.778806789</dc:date>
    <meta:editing-duration>PT2M17S</meta:editing-duration>
    <meta:editing-cycles>1</meta:editing-cycles>
    <meta:document-statistic meta:table-count="1" meta:cell-count="84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6cm" svg:y="3.942cm" style:legend-expansion="high" chart:style-name="ch2"/>
        <chart:plot-area chart:style-name="ch3" table:cell-range-address="'slam_gmapping.rst'.A1:'slam_gmapping.rst'.C282" chart:data-source-has-labels="row" svg:x="0.32cm" svg:y="0.18cm" svg:width="12.916cm" svg:height="8.64cm">
          <chartooo:coordinate-region svg:x="0.951cm" svg:y="0.384cm" svg:width="11.998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lam_gmapping.rst'.B2:'slam_gmapping.rst'.B282" chart:label-cell-address="'slam_gmapping.rst'.B1:'slam_gmapping.rst'.B1" chart:class="chart:scatter">
            <chart:domain table:cell-range-address="'slam_gmapping.rst'.A2:'slam_gmapping.rst'.A282"/>
            <chart:data-point chart:repeated="281"/>
          </chart:series>
          <chart:series chart:style-name="ch7" chart:values-cell-range-address="'slam_gmapping.rst'.C2:'slam_gmapping.rst'.C282" chart:label-cell-address="'slam_gmapping.rst'.C1:'slam_gmapping.rst'.C1" chart:class="chart:scatter">
            <chart:data-point chart:repeated="2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cpu</text:p>
                <draw:g>
                  <svg:desc>'slam_gmapping.rst'.B1:'slam_gmapping.rst'.B1</svg:desc>
                </draw:g>
              </table:table-cell>
              <table:table-cell office:value-type="string">
                <text:p>%mem</text:p>
                <draw:g>
                  <svg:desc>'slam_gmapping.rst'.C1:'slam_gmapping.rs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lam_gmapping.rst'.A2:'slam_gmapping.rst'.A282</svg:desc>
                </draw:g>
              </table:table-cell>
              <table:table-cell office:value-type="float" office:value="1.8">
                <text:p>1.8</text:p>
                <draw:g>
                  <svg:desc>'slam_gmapping.rst'.B2:'slam_gmapping.rst'.B282</svg:desc>
                </draw:g>
              </table:table-cell>
              <table:table-cell office:value-type="float" office:value="0.1">
                <text:p>0.1</text:p>
                <draw:g>
                  <svg:desc>'slam_gmapping.rst'.C2:'slam_gmapping.rst'.C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.4">
                <text:p>19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.2">
                <text:p>19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.6">
                <text:p>19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.8">
                <text:p>21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.7">
                <text:p>2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.7">
                <text:p>2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3.1">
                <text:p>23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3.6">
                <text:p>23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3.9">
                <text:p>23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.8">
                <text:p>2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.2">
                <text:p>24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4.3">
                <text:p>2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4.2">
                <text:p>2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.4">
                <text:p>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5.6">
                <text:p>25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5.2">
                <text:p>2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5.4">
                <text:p>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25.3">
                <text:p>25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5.5">
                <text:p>2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5.2">
                <text:p>2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25.2">
                <text:p>2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25.7">
                <text:p>2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25.6">
                <text:p>25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25.8">
                <text:p>25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5.7">
                <text:p>2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5.8">
                <text:p>25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25.9">
                <text:p>25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6.5">
                <text:p>2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26.4">
                <text:p>2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26.6">
                <text:p>2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26.4">
                <text:p>2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">
                <text:p>67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26.3">
                <text:p>2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26.1">
                <text:p>2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26.2">
                <text:p>2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26.2">
                <text:p>2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26.4">
                <text:p>2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26.9">
                <text:p>2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26.9">
                <text:p>2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27.1">
                <text:p>27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27.2">
                <text:p>2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27.2">
                <text:p>2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">
                <text:p>97</text:p>
              </table:table-cell>
              <table:table-cell office:value-type="float" office:value="27.4">
                <text:p>27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27.7">
                <text:p>27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27.9">
                <text:p>2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28.1">
                <text:p>2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">
                <text:p>108</text:p>
              </table:table-cell>
              <table:table-cell office:value-type="float" office:value="28.4">
                <text:p>2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28.4">
                <text:p>2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">
                <text:p>111</text:p>
              </table:table-cell>
              <table:table-cell office:value-type="float" office:value="28.5">
                <text:p>2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">
                <text:p>113</text:p>
              </table:table-cell>
              <table:table-cell office:value-type="float" office:value="28.6">
                <text:p>2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">
                <text:p>117</text:p>
              </table:table-cell>
              <table:table-cell office:value-type="float" office:value="29.1">
                <text:p>29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9">
                <text:p>119</text:p>
              </table:table-cell>
              <table:table-cell office:value-type="float" office:value="29.4">
                <text:p>2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">
                <text:p>122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29.7">
                <text:p>29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">
                <text:p>127</text:p>
              </table:table-cell>
              <table:table-cell office:value-type="float" office:value="30.1">
                <text:p>3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">
                <text:p>130</text:p>
              </table:table-cell>
              <table:table-cell office:value-type="float" office:value="30.5">
                <text:p>3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">
                <text:p>132</text:p>
              </table:table-cell>
              <table:table-cell office:value-type="float" office:value="30.5">
                <text:p>3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">
                <text:p>137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">
                <text:p>139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">
                <text:p>142</text:p>
              </table:table-cell>
              <table:table-cell office:value-type="float" office:value="30.8">
                <text:p>3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">
                <text:p>144</text:p>
              </table:table-cell>
              <table:table-cell office:value-type="float" office:value="30.9">
                <text:p>3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">
                <text:p>146</text:p>
              </table:table-cell>
              <table:table-cell office:value-type="float" office:value="31">
                <text:p>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">
                <text:p>148</text:p>
              </table:table-cell>
              <table:table-cell office:value-type="float" office:value="31">
                <text:p>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31.1">
                <text:p>31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">
                <text:p>153</text:p>
              </table:table-cell>
              <table:table-cell office:value-type="float" office:value="31.4">
                <text:p>31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">
                <text:p>155</text:p>
              </table:table-cell>
              <table:table-cell office:value-type="float" office:value="31.5">
                <text:p>3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31.7">
                <text:p>31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2">
                <text:p>162</text:p>
              </table:table-cell>
              <table:table-cell office:value-type="float" office:value="32.1">
                <text:p>32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">
                <text:p>165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">
                <text:p>166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">
                <text:p>169</text:p>
              </table:table-cell>
              <table:table-cell office:value-type="float" office:value="32.3">
                <text:p>32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32.4">
                <text:p>3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2">
                <text:p>172</text:p>
              </table:table-cell>
              <table:table-cell office:value-type="float" office:value="32.4">
                <text:p>3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32.6">
                <text:p>3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7">
                <text:p>177</text:p>
              </table:table-cell>
              <table:table-cell office:value-type="float" office:value="32.6">
                <text:p>3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">
                <text:p>179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">
                <text:p>182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4">
                <text:p>184</text:p>
              </table:table-cell>
              <table:table-cell office:value-type="float" office:value="32.8">
                <text:p>32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8">
                <text:p>188</text:p>
              </table:table-cell>
              <table:table-cell office:value-type="float" office:value="33.1">
                <text:p>33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2">
                <text:p>192</text:p>
              </table:table-cell>
              <table:table-cell office:value-type="float" office:value="33.6">
                <text:p>33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">
                <text:p>196</text:p>
              </table:table-cell>
              <table:table-cell office:value-type="float" office:value="34">
                <text:p>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34.3">
                <text:p>34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">
                <text:p>203</text:p>
              </table:table-cell>
              <table:table-cell office:value-type="float" office:value="34.6">
                <text:p>3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5">
                <text:p>205</text:p>
              </table:table-cell>
              <table:table-cell office:value-type="float" office:value="34.6">
                <text:p>3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7">
                <text:p>207</text:p>
              </table:table-cell>
              <table:table-cell office:value-type="float" office:value="34.7">
                <text:p>34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0">
                <text:p>210</text:p>
              </table:table-cell>
              <table:table-cell office:value-type="float" office:value="34.9">
                <text:p>34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2">
                <text:p>212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">
                <text:p>214</text:p>
              </table:table-cell>
              <table:table-cell office:value-type="float" office:value="34.9">
                <text:p>34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6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8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0">
                <text:p>220</text:p>
              </table:table-cell>
              <table:table-cell office:value-type="float" office:value="35.1">
                <text:p>35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2">
                <text:p>222</text:p>
              </table:table-cell>
              <table:table-cell office:value-type="float" office:value="35.2">
                <text:p>35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5">
                <text:p>225</text:p>
              </table:table-cell>
              <table:table-cell office:value-type="float" office:value="35.3">
                <text:p>35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7">
                <text:p>227</text:p>
              </table:table-cell>
              <table:table-cell office:value-type="float" office:value="35.3">
                <text:p>35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9">
                <text:p>229</text:p>
              </table:table-cell>
              <table:table-cell office:value-type="float" office:value="35.4">
                <text:p>35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">
                <text:p>231</text:p>
              </table:table-cell>
              <table:table-cell office:value-type="float" office:value="35.4">
                <text:p>35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4">
                <text:p>234</text:p>
              </table:table-cell>
              <table:table-cell office:value-type="float" office:value="35.6">
                <text:p>3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35.6">
                <text:p>3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5.7">
                <text:p>35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">
                <text:p>240</text:p>
              </table:table-cell>
              <table:table-cell office:value-type="float" office:value="35.7">
                <text:p>35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3">
                <text:p>243</text:p>
              </table:table-cell>
              <table:table-cell office:value-type="float" office:value="35.8">
                <text:p>3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  <table:table-cell office:value-type="float" office:value="35.9">
                <text:p>3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7">
                <text:p>247</text:p>
              </table:table-cell>
              <table:table-cell office:value-type="float" office:value="35.9">
                <text:p>3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9">
                <text:p>249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2">
                <text:p>252</text:p>
              </table:table-cell>
              <table:table-cell office:value-type="float" office:value="36.1">
                <text:p>3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5">
                <text:p>255</text:p>
              </table:table-cell>
              <table:table-cell office:value-type="float" office:value="36.2">
                <text:p>3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">
                <text:p>257</text:p>
              </table:table-cell>
              <table:table-cell office:value-type="float" office:value="36.3">
                <text:p>36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0">
                <text:p>260</text:p>
              </table:table-cell>
              <table:table-cell office:value-type="float" office:value="36.4">
                <text:p>3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2">
                <text:p>262</text:p>
              </table:table-cell>
              <table:table-cell office:value-type="float" office:value="36.5">
                <text:p>36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5">
                <text:p>265</text:p>
              </table:table-cell>
              <table:table-cell office:value-type="float" office:value="36.6">
                <text:p>36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0">
                <text:p>270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2">
                <text:p>272</text:p>
              </table:table-cell>
              <table:table-cell office:value-type="float" office:value="36.9">
                <text:p>3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5">
                <text:p>275</text:p>
              </table:table-cell>
              <table:table-cell office:value-type="float" office:value="36.9">
                <text:p>36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9">
                <text:p>279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1">
                <text:p>281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4">
                <text:p>284</text:p>
              </table:table-cell>
              <table:table-cell office:value-type="float" office:value="37.5">
                <text:p>37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7">
                <text:p>287</text:p>
              </table:table-cell>
              <table:table-cell office:value-type="float" office:value="37.5">
                <text:p>37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9">
                <text:p>289</text:p>
              </table:table-cell>
              <table:table-cell office:value-type="float" office:value="37.6">
                <text:p>37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1">
                <text:p>291</text:p>
              </table:table-cell>
              <table:table-cell office:value-type="float" office:value="37.7">
                <text:p>37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4">
                <text:p>294</text:p>
              </table:table-cell>
              <table:table-cell office:value-type="float" office:value="37.7">
                <text:p>37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">
                <text:p>296</text:p>
              </table:table-cell>
              <table:table-cell office:value-type="float" office:value="37.8">
                <text:p>37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  <table:table-cell office:value-type="float" office:value="37.9">
                <text:p>37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1">
                <text:p>301</text:p>
              </table:table-cell>
              <table:table-cell office:value-type="float" office:value="38">
                <text:p>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4">
                <text:p>304</text:p>
              </table:table-cell>
              <table:table-cell office:value-type="float" office:value="38.1">
                <text:p>3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6">
                <text:p>306</text:p>
              </table:table-cell>
              <table:table-cell office:value-type="float" office:value="38.1">
                <text:p>3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9">
                <text:p>309</text:p>
              </table:table-cell>
              <table:table-cell office:value-type="float" office:value="38.2">
                <text:p>3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1">
                <text:p>311</text:p>
              </table:table-cell>
              <table:table-cell office:value-type="float" office:value="38.2">
                <text:p>38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">
                <text:p>314</text:p>
              </table:table-cell>
              <table:table-cell office:value-type="float" office:value="38.3">
                <text:p>3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6">
                <text:p>316</text:p>
              </table:table-cell>
              <table:table-cell office:value-type="float" office:value="38.3">
                <text:p>3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9">
                <text:p>319</text:p>
              </table:table-cell>
              <table:table-cell office:value-type="float" office:value="38.4">
                <text:p>3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1">
                <text:p>321</text:p>
              </table:table-cell>
              <table:table-cell office:value-type="float" office:value="38.4">
                <text:p>3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4">
                <text:p>324</text:p>
              </table:table-cell>
              <table:table-cell office:value-type="float" office:value="38.6">
                <text:p>38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6">
                <text:p>326</text:p>
              </table:table-cell>
              <table:table-cell office:value-type="float" office:value="38.6">
                <text:p>38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9">
                <text:p>329</text:p>
              </table:table-cell>
              <table:table-cell office:value-type="float" office:value="38.7">
                <text:p>3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1">
                <text:p>331</text:p>
              </table:table-cell>
              <table:table-cell office:value-type="float" office:value="38.7">
                <text:p>3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4">
                <text:p>334</text:p>
              </table:table-cell>
              <table:table-cell office:value-type="float" office:value="38.8">
                <text:p>38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6">
                <text:p>336</text:p>
              </table:table-cell>
              <table:table-cell office:value-type="float" office:value="38.9">
                <text:p>38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9">
                <text:p>339</text:p>
              </table:table-cell>
              <table:table-cell office:value-type="float" office:value="39">
                <text:p>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1">
                <text:p>341</text:p>
              </table:table-cell>
              <table:table-cell office:value-type="float" office:value="39">
                <text:p>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4">
                <text:p>344</text:p>
              </table:table-cell>
              <table:table-cell office:value-type="float" office:value="39.1">
                <text:p>39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7">
                <text:p>347</text:p>
              </table:table-cell>
              <table:table-cell office:value-type="float" office:value="39.2">
                <text:p>3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">
                <text:p>349</text:p>
              </table:table-cell>
              <table:table-cell office:value-type="float" office:value="39.3">
                <text:p>3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2">
                <text:p>352</text:p>
              </table:table-cell>
              <table:table-cell office:value-type="float" office:value="39.3">
                <text:p>3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5">
                <text:p>355</text:p>
              </table:table-cell>
              <table:table-cell office:value-type="float" office:value="39.5">
                <text:p>39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">
                <text:p>358</text:p>
              </table:table-cell>
              <table:table-cell office:value-type="float" office:value="39.6">
                <text:p>3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">
                <text:p>360</text:p>
              </table:table-cell>
              <table:table-cell office:value-type="float" office:value="39.6">
                <text:p>3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5">
                <text:p>365</text:p>
              </table:table-cell>
              <table:table-cell office:value-type="float" office:value="39.9">
                <text:p>39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8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">
                <text:p>371</text:p>
              </table:table-cell>
              <table:table-cell office:value-type="float" office:value="40.1">
                <text:p>4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">
                <text:p>374</text:p>
              </table:table-cell>
              <table:table-cell office:value-type="float" office:value="40.2">
                <text:p>4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">
                <text:p>376</text:p>
              </table:table-cell>
              <table:table-cell office:value-type="float" office:value="40.3">
                <text:p>4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9">
                <text:p>379</text:p>
              </table:table-cell>
              <table:table-cell office:value-type="float" office:value="40.3">
                <text:p>4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3">
                <text:p>383</text:p>
              </table:table-cell>
              <table:table-cell office:value-type="float" office:value="40.5">
                <text:p>4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7">
                <text:p>387</text:p>
              </table:table-cell>
              <table:table-cell office:value-type="float" office:value="40.7">
                <text:p>4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40.8">
                <text:p>4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3">
                <text:p>393</text:p>
              </table:table-cell>
              <table:table-cell office:value-type="float" office:value="40.9">
                <text:p>4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5">
                <text:p>395</text:p>
              </table:table-cell>
              <table:table-cell office:value-type="float" office:value="40.9">
                <text:p>4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8">
                <text:p>398</text:p>
              </table:table-cell>
              <table:table-cell office:value-type="float" office:value="41">
                <text:p>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1">
                <text:p>401</text:p>
              </table:table-cell>
              <table:table-cell office:value-type="float" office:value="41.1">
                <text:p>4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3">
                <text:p>403</text:p>
              </table:table-cell>
              <table:table-cell office:value-type="float" office:value="41.1">
                <text:p>4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7">
                <text:p>407</text:p>
              </table:table-cell>
              <table:table-cell office:value-type="float" office:value="41.3">
                <text:p>4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">
                <text:p>410</text:p>
              </table:table-cell>
              <table:table-cell office:value-type="float" office:value="41.4">
                <text:p>4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4">
                <text:p>414</text:p>
              </table:table-cell>
              <table:table-cell office:value-type="float" office:value="41.5">
                <text:p>41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7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0">
                <text:p>420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2">
                <text:p>422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6">
                <text:p>426</text:p>
              </table:table-cell>
              <table:table-cell office:value-type="float" office:value="41.9">
                <text:p>4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8">
                <text:p>428</text:p>
              </table:table-cell>
              <table:table-cell office:value-type="float" office:value="41.9">
                <text:p>4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2">
                <text:p>432</text:p>
              </table:table-cell>
              <table:table-cell office:value-type="float" office:value="42.1">
                <text:p>4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5">
                <text:p>435</text:p>
              </table:table-cell>
              <table:table-cell office:value-type="float" office:value="42.2">
                <text:p>4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9">
                <text:p>439</text:p>
              </table:table-cell>
              <table:table-cell office:value-type="float" office:value="42.3">
                <text:p>42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1">
                <text:p>441</text:p>
              </table:table-cell>
              <table:table-cell office:value-type="float" office:value="42.4">
                <text:p>42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5">
                <text:p>445</text:p>
              </table:table-cell>
              <table:table-cell office:value-type="float" office:value="42.5">
                <text:p>4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7">
                <text:p>447</text:p>
              </table:table-cell>
              <table:table-cell office:value-type="float" office:value="42.6">
                <text:p>4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1">
                <text:p>451</text:p>
              </table:table-cell>
              <table:table-cell office:value-type="float" office:value="42.7">
                <text:p>42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4">
                <text:p>454</text:p>
              </table:table-cell>
              <table:table-cell office:value-type="float" office:value="42.8">
                <text:p>42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8">
                <text:p>458</text:p>
              </table:table-cell>
              <table:table-cell office:value-type="float" office:value="42.9">
                <text:p>42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1">
                <text:p>461</text:p>
              </table:table-cell>
              <table:table-cell office:value-type="float" office:value="43">
                <text:p>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4">
                <text:p>464</text:p>
              </table:table-cell>
              <table:table-cell office:value-type="float" office:value="43.1">
                <text:p>43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7">
                <text:p>467</text:p>
              </table:table-cell>
              <table:table-cell office:value-type="float" office:value="43.2">
                <text:p>43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0">
                <text:p>470</text:p>
              </table:table-cell>
              <table:table-cell office:value-type="float" office:value="43.3">
                <text:p>4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3">
                <text:p>473</text:p>
              </table:table-cell>
              <table:table-cell office:value-type="float" office:value="43.3">
                <text:p>4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6">
                <text:p>476</text:p>
              </table:table-cell>
              <table:table-cell office:value-type="float" office:value="43.4">
                <text:p>43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0">
                <text:p>480</text:p>
              </table:table-cell>
              <table:table-cell office:value-type="float" office:value="43.6">
                <text:p>43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4">
                <text:p>484</text:p>
              </table:table-cell>
              <table:table-cell office:value-type="float" office:value="43.7">
                <text:p>43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9">
                <text:p>489</text:p>
              </table:table-cell>
              <table:table-cell office:value-type="float" office:value="43.9">
                <text:p>43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3">
                <text:p>493</text:p>
              </table:table-cell>
              <table:table-cell office:value-type="float" office:value="44.1">
                <text:p>4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7">
                <text:p>497</text:p>
              </table:table-cell>
              <table:table-cell office:value-type="float" office:value="44.3">
                <text:p>44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0">
                <text:p>500</text:p>
              </table:table-cell>
              <table:table-cell office:value-type="float" office:value="44.4">
                <text:p>4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4">
                <text:p>504</text:p>
              </table:table-cell>
              <table:table-cell office:value-type="float" office:value="44.5">
                <text:p>4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8">
                <text:p>508</text:p>
              </table:table-cell>
              <table:table-cell office:value-type="float" office:value="44.7">
                <text:p>4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2">
                <text:p>512</text:p>
              </table:table-cell>
              <table:table-cell office:value-type="float" office:value="44.8">
                <text:p>4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6">
                <text:p>516</text:p>
              </table:table-cell>
              <table:table-cell office:value-type="float" office:value="44.9">
                <text:p>4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0">
                <text:p>520</text:p>
              </table:table-cell>
              <table:table-cell office:value-type="float" office:value="45.1">
                <text:p>4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4">
                <text:p>524</text:p>
              </table:table-cell>
              <table:table-cell office:value-type="float" office:value="45.3">
                <text:p>45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7">
                <text:p>527</text:p>
              </table:table-cell>
              <table:table-cell office:value-type="float" office:value="45.3">
                <text:p>45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2">
                <text:p>532</text:p>
              </table:table-cell>
              <table:table-cell office:value-type="float" office:value="45.5">
                <text:p>4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5">
                <text:p>535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9">
                <text:p>539</text:p>
              </table:table-cell>
              <table:table-cell office:value-type="float" office:value="45.8">
                <text:p>4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3">
                <text:p>543</text:p>
              </table:table-cell>
              <table:table-cell office:value-type="float" office:value="45.9">
                <text:p>4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7">
                <text:p>547</text:p>
              </table:table-cell>
              <table:table-cell office:value-type="float" office:value="46">
                <text:p>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1">
                <text:p>551</text:p>
              </table:table-cell>
              <table:table-cell office:value-type="float" office:value="46.2">
                <text:p>4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5">
                <text:p>555</text:p>
              </table:table-cell>
              <table:table-cell office:value-type="float" office:value="46.3">
                <text:p>4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9">
                <text:p>559</text:p>
              </table:table-cell>
              <table:table-cell office:value-type="float" office:value="46.5">
                <text:p>4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3">
                <text:p>563</text:p>
              </table:table-cell>
              <table:table-cell office:value-type="float" office:value="46.6">
                <text:p>4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7">
                <text:p>567</text:p>
              </table:table-cell>
              <table:table-cell office:value-type="float" office:value="46.7">
                <text:p>4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1">
                <text:p>571</text:p>
              </table:table-cell>
              <table:table-cell office:value-type="float" office:value="46.8">
                <text:p>4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5">
                <text:p>575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9">
                <text:p>579</text:p>
              </table:table-cell>
              <table:table-cell office:value-type="float" office:value="47.1">
                <text:p>47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2">
                <text:p>582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6">
                <text:p>586</text:p>
              </table:table-cell>
              <table:table-cell office:value-type="float" office:value="47.3">
                <text:p>47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0">
                <text:p>590</text:p>
              </table:table-cell>
              <table:table-cell office:value-type="float" office:value="47.4">
                <text:p>47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4">
                <text:p>594</text:p>
              </table:table-cell>
              <table:table-cell office:value-type="float" office:value="47.6">
                <text:p>4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8">
                <text:p>598</text:p>
              </table:table-cell>
              <table:table-cell office:value-type="float" office:value="47.7">
                <text:p>47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2">
                <text:p>602</text:p>
              </table:table-cell>
              <table:table-cell office:value-type="float" office:value="47.8">
                <text:p>47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6">
                <text:p>606</text:p>
              </table:table-cell>
              <table:table-cell office:value-type="float" office:value="47.9">
                <text:p>47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0">
                <text:p>61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4">
                <text:p>614</text:p>
              </table:table-cell>
              <table:table-cell office:value-type="float" office:value="48.2">
                <text:p>4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8">
                <text:p>618</text:p>
              </table:table-cell>
              <table:table-cell office:value-type="float" office:value="48.3">
                <text:p>48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2">
                <text:p>622</text:p>
              </table:table-cell>
              <table:table-cell office:value-type="float" office:value="48.4">
                <text:p>48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5">
                <text:p>625</text:p>
              </table:table-cell>
              <table:table-cell office:value-type="float" office:value="48.5">
                <text:p>4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9">
                <text:p>629</text:p>
              </table:table-cell>
              <table:table-cell office:value-type="float" office:value="48.6">
                <text:p>4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2">
                <text:p>632</text:p>
              </table:table-cell>
              <table:table-cell office:value-type="float" office:value="48.6">
                <text:p>48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6">
                <text:p>636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0">
                <text:p>640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3">
                <text:p>643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5">
                <text:p>645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8">
                <text:p>648</text:p>
              </table:table-cell>
              <table:table-cell office:value-type="float" office:value="48.9">
                <text:p>48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1">
                <text:p>65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4">
                <text:p>654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9">
                <text:p>659</text:p>
              </table:table-cell>
              <table:table-cell office:value-type="float" office:value="49.1">
                <text:p>49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2">
                <text:p>662</text:p>
              </table:table-cell>
              <table:table-cell office:value-type="float" office:value="49.2">
                <text:p>49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4">
                <text:p>664</text:p>
              </table:table-cell>
              <table:table-cell office:value-type="float" office:value="49.2">
                <text:p>49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8">
                <text:p>668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1">
                <text:p>671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4">
                <text:p>674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6">
                <text:p>676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9">
                <text:p>679</text:p>
              </table:table-cell>
              <table:table-cell office:value-type="float" office:value="49.4">
                <text:p>4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2">
                <text:p>682</text:p>
              </table:table-cell>
              <table:table-cell office:value-type="float" office:value="49.4">
                <text:p>49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7">
                <text:p>687</text:p>
              </table:table-cell>
              <table:table-cell office:value-type="float" office:value="49.6">
                <text:p>49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2">
                <text:p>692</text:p>
              </table:table-cell>
              <table:table-cell office:value-type="float" office:value="49.8">
                <text:p>4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5">
                <text:p>695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7">
                <text:p>697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0">
                <text:p>700</text:p>
              </table:table-cell>
              <table:table-cell office:value-type="float" office:value="49.8">
                <text:p>49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4">
                <text:p>704</text:p>
              </table:table-cell>
              <table:table-cell office:value-type="float" office:value="49.9">
                <text:p>4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6">
                <text:p>706</text:p>
              </table:table-cell>
              <table:table-cell office:value-type="float" office:value="49.9">
                <text:p>49.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